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95pt"/>
    </style:style>
    <style:style style:name="co2" style:family="table-column">
      <style:table-column-properties fo:break-before="auto" style:column-width="75.06pt"/>
    </style:style>
    <style:style style:name="co3" style:family="table-column">
      <style:table-column-properties fo:break-before="auto" style:column-width="49.61pt"/>
    </style:style>
    <style:style style:name="co4" style:family="table-column">
      <style:table-column-properties fo:break-before="auto" style:column-width="101.3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toy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order-bottom="0.74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fo:padding="2.01pt"/>
    </style:style>
    <style:style style:name="ce4" style:family="table-cell" style:parent-style-name="Default">
      <style:table-cell-properties fo:background-color="#00ff00" fo:padding="2.01pt"/>
    </style:style>
    <style:style style:name="ce5" style:family="table-cell" style:parent-style-name="Default">
      <style:table-cell-properties fo:background-color="transparent" fo:padding="2.01pt"/>
    </style:style>
    <style:style style:name="ce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fo:padding="2.01pt"/>
    </style:style>
    <style:style style:name="ce8" style:family="table-cell" style:parent-style-name="Default" style:data-style-name="N127">
      <style:table-cell-properties fo:padding="2.01pt"/>
    </style:style>
    <style:style style:name="ce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fo:background-color="#204000" fo:padding="2.01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6">
      <style:table-cell-properties fo:padding="2.01pt"/>
    </style:style>
    <style:style style:name="ce12" style:family="table-cell" style:parent-style-name="Default" style:data-style-name="N126">
      <style:table-cell-properties fo:background-color="transparent" fo:padding="2.01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26">
      <style:table-cell-properties fo:background-color="#ff0000" fo:padding="2.01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 fo:padding="2.01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y examp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1" table:number-columns-repeated="245" table:default-cell-style-name="ce1"/>
        <table:table-column table:style-name="co1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play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MODEL1</text:p>
          </table:table-cell>
          <table:table-cell office:value-type="string" calcext:value-type="string">
            <text:p>Gini</text:p>
          </table:table-cell>
          <table:table-cell table:number-columns-repeated="5" office:value-type="string" calcext:value-type="string">
            <text:p>MODEL2</text:p>
          </table:table-cell>
          <table:table-cell office:value-type="string" calcext:value-type="string">
            <text:p>Gin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IGRAM</text:p>
          </table:table-cell>
          <table:table-cell table:style-name="ce2" office:value-type="string" calcext:value-type="string">
            <text:p>COMPLETION</text:p>
          </table:table-cell>
          <table:table-cell table:style-name="ce2" office:value-type="string" calcext:value-type="string">
            <text:p>prob_w1</text:p>
          </table:table-cell>
          <table:table-cell table:style-name="ce2" office:value-type="string" calcext:value-type="string">
            <text:p>prob_w2</text:p>
          </table:table-cell>
          <table:table-cell table:style-name="ce2" office:value-type="string" calcext:value-type="string">
            <text:p>prob_w3</text:p>
          </table:table-cell>
          <table:table-cell table:style-name="ce2" office:value-type="string" calcext:value-type="string">
            <text:p>PREDICTION</text:p>
          </table:table-cell>
          <table:table-cell table:style-name="ce6" office:value-type="string" calcext:value-type="string">
            <text:p>CORRECT</text:p>
          </table:table-cell>
          <table:table-cell table:style-name="ce6" office:value-type="string" calcext:value-type="string">
            <text:p>Score</text:p>
          </table:table-cell>
          <table:table-cell table:style-name="ce2" office:value-type="string" calcext:value-type="string">
            <text:p>prob_w1</text:p>
          </table:table-cell>
          <table:table-cell table:style-name="ce2" office:value-type="string" calcext:value-type="string">
            <text:p>prob_w2</text:p>
          </table:table-cell>
          <table:table-cell table:style-name="ce2" office:value-type="string" calcext:value-type="string">
            <text:p>prob_w3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CORRECT</text:p>
          </table:table-cell>
          <table:table-cell table:style-name="ce6" office:value-type="string" calcext:value-type="string">
            <text:p>Sc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ke to</text:p>
          </table:table-cell>
          <table:table-cell office:value-type="string" calcext:value-type="string">
            <text:p>run</text:p>
          </table:table-cell>
          <table:table-cell table:style-name="ce3"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hout</text:p>
          </table:table-cell>
          <table:table-cell table:style-name="ce7" table:formula="of:=IF([.B8]=[.F8];1;0)" office:value-type="float" office:value="0" calcext:value-type="float">
            <text:p>FALSE</text:p>
          </table:table-cell>
          <table:table-cell table:style-name="ce11" table:formula="of:=1-(([.C8]^2+[.D8]^2+[.E8]^2))" office:value-type="float" office:value="0.66" calcext:value-type="float">
            <text:p>0.660</text:p>
          </table:table-cell>
          <table:table-cell table:style-name="ce4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un</text:p>
          </table:table-cell>
          <table:table-cell table:style-name="ce7" table:formula="of:=IF([.B8]=[.L8];1;0)" office:value-type="float" office:value="1" calcext:value-type="float">
            <text:p>TRUE</text:p>
          </table:table-cell>
          <table:table-cell table:style-name="ce11" table:formula="of:=1-(([.I8]^2+[.J8]^2+[.K8]^2))" office:value-type="float" office:value="0.62" calcext:value-type="float">
            <text:p>0.620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love to</text:p>
          </table:table-cell>
          <table:table-cell office:value-type="string" calcext:value-type="string">
            <text:p>eat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eat</text:p>
          </table:table-cell>
          <table:table-cell table:style-name="ce7" table:formula="of:=IF([.B9]=[.F9];1;0)" office:value-type="float" office:value="1" calcext:value-type="float">
            <text:p>TRUE</text:p>
          </table:table-cell>
          <table:table-cell table:style-name="ce11" table:formula="of:=1-(([.C9]^2+[.D9]^2+[.E9]^2))" office:value-type="float" office:value="0.34" calcext:value-type="float">
            <text:p>0.340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lay</text:p>
          </table:table-cell>
          <table:table-cell table:style-name="ce7" table:formula="of:=IF([.B9]=[.L9];1;0)" office:value-type="float" office:value="0" calcext:value-type="float">
            <text:p>FALSE</text:p>
          </table:table-cell>
          <table:table-cell table:style-name="ce11" table:formula="of:=1-(([.I9]^2+[.J9]^2+[.K9]^2))" office:value-type="float" office:value="0.64" calcext:value-type="float">
            <text:p>0.6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en I</text:p>
          </table:table-cell>
          <table:table-cell office:value-type="string" calcext:value-type="string">
            <text:p>play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play</text:p>
          </table:table-cell>
          <table:table-cell table:style-name="ce7" table:formula="of:=IF([.B10]=[.F10];1;0)" office:value-type="float" office:value="1" calcext:value-type="float">
            <text:p>TRUE</text:p>
          </table:table-cell>
          <table:table-cell table:style-name="ce11" table:formula="of:=1-(([.C10]^2+[.D10]^2+[.E10]^2))" office:value-type="float" office:value="0.34" calcext:value-type="float">
            <text:p>0.340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run</text:p>
          </table:table-cell>
          <table:table-cell table:style-name="ce7" table:formula="of:=IF([.B10]=[.L10];1;0)" office:value-type="float" office:value="0" calcext:value-type="float">
            <text:p>FALSE</text:p>
          </table:table-cell>
          <table:table-cell table:style-name="ce11" table:formula="of:=1-(([.I10]^2+[.J10]^2+[.K10]^2))" office:value-type="float" office:value="0.54" calcext:value-type="float">
            <text:p>0.5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kes me</text:p>
          </table:table-cell>
          <table:table-cell office:value-type="string" calcext:value-type="string">
            <text:p>run</text:p>
          </table:table-cell>
          <table:table-cell table:style-name="ce4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un</text:p>
          </table:table-cell>
          <table:table-cell table:style-name="ce7" table:formula="of:=IF([.B11]=[.F11];1;0)" office:value-type="float" office:value="1" calcext:value-type="float">
            <text:p>TRUE</text:p>
          </table:table-cell>
          <table:table-cell table:style-name="ce11" table:formula="of:=1-(([.C11]^2+[.D11]^2+[.E11]^2))" office:value-type="float" office:value="0.62" calcext:value-type="float">
            <text:p>0.62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run</text:p>
          </table:table-cell>
          <table:table-cell table:style-name="ce7" table:formula="of:=IF([.B11]=[.L11];1;0)" office:value-type="float" office:value="1" calcext:value-type="float">
            <text:p>TRUE</text:p>
          </table:table-cell>
          <table:table-cell table:style-name="ce11" table:formula="of:=1-(([.I11]^2+[.J11]^2+[.K11]^2))" office:value-type="float" office:value="0.66" calcext:value-type="float">
            <text:p>0.6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 will</text:p>
          </table:table-cell>
          <table:table-cell office:value-type="string" calcext:value-type="string">
            <text:p>run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run</text:p>
          </table:table-cell>
          <table:table-cell table:style-name="ce7" table:formula="of:=IF([.B12]=[.F12];1;0)" office:value-type="float" office:value="1" calcext:value-type="float">
            <text:p>TRUE</text:p>
          </table:table-cell>
          <table:table-cell table:style-name="ce11" table:formula="of:=1-(([.C12]^2+[.D12]^2+[.E12]^2))" office:value-type="float" office:value="0.34" calcext:value-type="float">
            <text:p>0.340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run</text:p>
          </table:table-cell>
          <table:table-cell table:style-name="ce7" table:formula="of:=IF([.B12]=[.L12];1;0)" office:value-type="float" office:value="1" calcext:value-type="float">
            <text:p>TRUE</text:p>
          </table:table-cell>
          <table:table-cell table:style-name="ce11" table:formula="of:=1-(([.I12]^2+[.J12]^2+[.K12]^2))" office:value-type="float" office:value="0.625" calcext:value-type="float">
            <text:p>0.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e will</text:p>
          </table:table-cell>
          <table:table-cell office:value-type="string" calcext:value-type="string">
            <text:p>play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play</text:p>
          </table:table-cell>
          <table:table-cell table:style-name="ce7" table:formula="of:=IF([.B13]=[.F13];1;0)" office:value-type="float" office:value="1" calcext:value-type="float">
            <text:p>TRUE</text:p>
          </table:table-cell>
          <table:table-cell table:style-name="ce11" table:formula="of:=1-(([.C13]^2+[.D13]^2+[.E13]^2))" office:value-type="float" office:value="0.46" calcext:value-type="float">
            <text:p>0.460</text:p>
          </table:table-cell>
          <table:table-cell table:number-columns-repeated="2" office:value-type="float" office:value="0.3" calcext:value-type="float">
            <text:p>0.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play</text:p>
          </table:table-cell>
          <table:table-cell table:style-name="ce7" table:formula="of:=IF([.B13]=[.L13];1;0)" office:value-type="float" office:value="1" calcext:value-type="float">
            <text:p>TRUE</text:p>
          </table:table-cell>
          <table:table-cell table:style-name="ce11" table:formula="of:=1-(([.I13]^2+[.J13]^2+[.K13]^2))" office:value-type="float" office:value="0.66" calcext:value-type="float">
            <text:p>0.6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y will</text:p>
          </table:table-cell>
          <table:table-cell office:value-type="string" calcext:value-type="string">
            <text:p>eat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office:value-type="string" calcext:value-type="string">
            <text:p>play</text:p>
          </table:table-cell>
          <table:table-cell table:style-name="ce7" table:formula="of:=IF([.B14]=[.F14];1;0)" office:value-type="float" office:value="0" calcext:value-type="float">
            <text:p>FALSE</text:p>
          </table:table-cell>
          <table:table-cell table:style-name="ce11" table:formula="of:=1-(([.C14]^2+[.D14]^2+[.E14]^2))" office:value-type="float" office:value="0.58" calcext:value-type="float">
            <text:p>0.580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at</text:p>
          </table:table-cell>
          <table:table-cell table:style-name="ce7" table:formula="of:=IF([.B14]=[.L14];1;0)" office:value-type="float" office:value="1" calcext:value-type="float">
            <text:p>TRUE</text:p>
          </table:table-cell>
          <table:table-cell table:style-name="ce11" table:formula="of:=1-(([.I14]^2+[.J14]^2+[.K14]^2))" office:value-type="float" office:value="0.655" calcext:value-type="float">
            <text:p>0.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m will</text:p>
          </table:table-cell>
          <table:table-cell office:value-type="string" calcext:value-type="string">
            <text:p>eat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lay</text:p>
          </table:table-cell>
          <table:table-cell table:style-name="ce7" table:formula="of:=IF([.B15]=[.F15];1;0)" office:value-type="float" office:value="0" calcext:value-type="float">
            <text:p>FALSE</text:p>
          </table:table-cell>
          <table:table-cell table:style-name="ce11" table:formula="of:=1-(([.C15]^2+[.D15]^2+[.E15]^2))" office:value-type="float" office:value="0.62" calcext:value-type="float">
            <text:p>0.620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at</text:p>
          </table:table-cell>
          <table:table-cell table:style-name="ce7" table:formula="of:=IF([.B15]=[.L15];1;0)" office:value-type="float" office:value="1" calcext:value-type="float">
            <text:p>TRUE</text:p>
          </table:table-cell>
          <table:table-cell table:style-name="ce11" table:formula="of:=1-(([.I15]^2+[.J15]^2+[.K15]^2))" office:value-type="float" office:value="0.62" calcext:value-type="float">
            <text:p>0.6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nt to</text:p>
          </table:table-cell>
          <table:table-cell office:value-type="string" calcext:value-type="string">
            <text:p>play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play</text:p>
          </table:table-cell>
          <table:table-cell table:style-name="ce7" table:formula="of:=IF([.B16]=[.F16];1;0)" office:value-type="float" office:value="1" calcext:value-type="float">
            <text:p>TRUE</text:p>
          </table:table-cell>
          <table:table-cell table:style-name="ce11" table:formula="of:=1-(([.C16]^2+[.D16]^2+[.E16]^2))" office:value-type="float" office:value="0.56" calcext:value-type="float">
            <text:p>0.560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0.45" calcext:value-type="float">
            <text:p>0.45</text:p>
          </table:table-cell>
          <table:table-cell office:value-type="string" calcext:value-type="string">
            <text:p>play</text:p>
          </table:table-cell>
          <table:table-cell table:style-name="ce7" table:formula="of:=IF([.B16]=[.L16];1;0)" office:value-type="float" office:value="1" calcext:value-type="float">
            <text:p>TRUE</text:p>
          </table:table-cell>
          <table:table-cell table:style-name="ce11" table:formula="of:=1-(([.I16]^2+[.J16]^2+[.K16]^2))" office:value-type="float" office:value="0.635" calcext:value-type="float">
            <text:p>0.6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y might</text:p>
          </table:table-cell>
          <table:table-cell office:value-type="string" calcext:value-type="string">
            <text:p>play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play</text:p>
          </table:table-cell>
          <table:table-cell table:style-name="ce7" table:formula="of:=IF([.B17]=[.F17];1;0)" office:value-type="float" office:value="1" calcext:value-type="float">
            <text:p>TRUE</text:p>
          </table:table-cell>
          <table:table-cell table:style-name="ce11" table:formula="of:=1-(([.C17]^2+[.D17]^2+[.E17]^2))" office:value-type="float" office:value="0.49" calcext:value-type="float">
            <text:p>0.490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style-name="ce5" office:value-type="float" office:value="0.3" calcext:value-type="float">
            <text:p>0.3</text:p>
          </table:table-cell>
          <table:table-cell office:value-type="string" calcext:value-type="string">
            <text:p>eat</text:p>
          </table:table-cell>
          <table:table-cell table:style-name="ce7" table:formula="of:=IF([.B17]=[.L17];1;0)" office:value-type="float" office:value="0" calcext:value-type="float">
            <text:p>FALSE</text:p>
          </table:table-cell>
          <table:table-cell table:style-name="ce11" table:formula="of:=1-(([.I17]^2+[.J17]^2+[.K17]^2))" office:value-type="float" office:value="0.66" calcext:value-type="float">
            <text:p>0.66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Total correct =</text:p>
          </table:table-cell>
          <table:table-cell table:formula="of:=SUM([.G8:.G17])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Total correct =</text:p>
          </table:table-cell>
          <table:table-cell table:formula="of:=SUM([.M8:.M17])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overall accuracy =</text:p>
          </table:table-cell>
          <table:table-cell table:style-name="ce8" table:formula="of:=[.G18]/COUNT([.G8:.G17])" office:value-type="percentage" office:value="0.7" calcext:value-type="percentage">
            <text:p>70.0%</text:p>
          </table:table-cell>
          <table:table-cell table:style-name="ce8"/>
          <table:table-cell table:number-columns-repeated="3"/>
          <table:table-cell office:value-type="string" calcext:value-type="string">
            <text:p>overall accuracy =</text:p>
          </table:table-cell>
          <table:table-cell table:style-name="ce8" table:formula="of:=[.M18]/COUNT([.M8:.M17])" office:value-type="percentage" office:value="0.7" calcext:value-type="percentage">
            <text:p>70.0%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um gini score=</text:p>
          </table:table-cell>
          <table:table-cell table:style-name="ce9" table:formula="of:=SUM([.H8:.H17])" office:value-type="float" office:value="5.01" calcext:value-type="float">
            <text:p>5.01</text:p>
          </table:table-cell>
          <table:table-cell table:style-name="ce12"/>
          <table:table-cell table:number-columns-repeated="3"/>
          <table:table-cell office:value-type="string" calcext:value-type="string">
            <text:p>sum gini score=</text:p>
          </table:table-cell>
          <table:table-cell table:style-name="ce9" table:formula="of:=SUM([.N8:.N17])" office:value-type="float" office:value="6.315" calcext:value-type="float">
            <text:p>6.315</text:p>
          </table:table-cell>
          <table:table-cell table:style-name="ce14"/>
          <table:table-cell table:number-columns-repeated="1010"/>
        </table:table-row>
        <table:table-row table:style-name="ro2">
          <table:table-cell table:number-columns-repeated="5"/>
          <table:table-cell office:value-type="string" calcext:value-type="string">
            <text:p>avg. gini score =</text:p>
          </table:table-cell>
          <table:table-cell table:style-name="ce10" table:formula="of:=SUM([.H8:.H17])/COUNTA([.A8:.A17])" office:value-type="float" office:value="0.501" calcext:value-type="float">
            <text:p>0.501</text:p>
          </table:table-cell>
          <table:table-cell table:number-columns-repeated="4"/>
          <table:table-cell office:value-type="string" calcext:value-type="string">
            <text:p>avg. gini score =</text:p>
          </table:table-cell>
          <table:table-cell table:style-name="ce13" table:formula="of:=SUM([.N8:.N17])/COUNTA([.H8:.H17])" office:value-type="float" office:value="0.6315" calcext:value-type="float">
            <text:p>0.632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table:formula="of:=LN(EXP(1))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TRUE</number:text>
    </number:number-style>
    <number:number-style style:name="N125P1" style:volatile="true">
      <number:text>TRUE</number:text>
    </number:number-style>
    <number:number-style style:name="N125">
      <number:text>FALSE</number:text>
      <style:map style:condition="value()&gt;0" style:apply-style-name="N125P0"/>
      <style:map style:condition="value()&lt;0" style:apply-style-name="N125P1"/>
    </number:number-style>
    <number:number-style style:name="N126">
      <number:number number:decimal-places="3" loext:min-decimal-places="3" number:min-integer-digits="1"/>
    </number:number-style>
    <number:percentage-style style:name="N127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y_20_example" style:display-name="PageStyle_toy examp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26:45.524000000</meta:creation-date>
    <dc:date>2017-08-23T18:35:11.624000000</dc:date>
    <meta:editing-cycles>15</meta:editing-cycles>
    <meta:editing-duration>PT6H52M</meta:editing-duration>
    <meta:generator>LibreOffice/5.3.0.3$Windows_X86_64 LibreOffice_project/7074905676c47b82bbcfbea1aeefc84afe1c50e1</meta:generator>
    <meta:document-statistic meta:table-count="3" meta:cell-count="189" meta:object-count="0"/>
  </office:meta>
</office:document-meta>
</file>